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/>
    <style:font-face style:name="Arial Black" svg:font-family="Arial Black" style:font-family-generic="swiss" style:font-pitch="variable" svg:panose-1="2 11 10 4 2 1 2 2 2 4"/>
    <style:font-face style:name="Courier" svg:font-family="Courier" style:font-family-generic="modern" style:font-pitch="fixed" svg:panose-1="2 7 4 9 2 2 5 2 4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widows="2" fo:orphans="2" fo:break-before="page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P2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P3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P4" style:parent-style-name="Normal" style:family="paragraph">
      <style:text-properties fo:font-size="17pt" style:font-size-asian="17pt" style:font-size-complex="17pt"/>
    </style:style>
    <style:style style:name="P5" style:parent-style-name="Normal" style:family="paragraph">
      <style:paragraph-properties fo:margin-bottom="0.0833in" style:line-height-at-least="0.3333in" fo:background-color="#FFFFFF"/>
      <style:text-properties style:font-name="inherit" style:font-name-asian="Times New Roman" fo:color="#333333" fo:font-size="21pt" style:font-size-asian="21pt" style:font-size-complex="21pt"/>
    </style:style>
    <style:style style:name="P6" style:parent-style-name="Normal" style:family="paragraph">
      <style:paragraph-properties fo:margin-bottom="0.0833in" fo:background-color="#FFFFFF"/>
      <style:text-properties style:font-name="inherit" style:font-name-asian="Times New Roman" fo:color="#333333" fo:font-size="14pt" style:font-size-asian="14pt" style:font-size-complex="14pt"/>
    </style:style>
    <style:style style:name="P7" style:parent-style-name="Normal" style:family="paragraph">
      <style:paragraph-properties fo:margin-bottom="0.0833in" fo:background-color="#FFFFFF"/>
      <style:text-properties style:font-name="inherit" style:font-name-asian="Times New Roman" fo:color="#333333" fo:font-size="14pt" style:font-size-asian="14pt" style:font-size-complex="14pt"/>
    </style:style>
    <style:style style:name="P8" style:parent-style-name="Normal" style:family="paragraph">
      <style:paragraph-properties fo:margin-bottom="0.0833in" fo:background-color="#FFFFFF"/>
      <style:text-properties style:font-name="inherit" style:font-name-asian="Times New Roman" fo:color="#333333" fo:font-size="14pt" style:font-size-asian="14pt" style:font-size-complex="14pt"/>
    </style:style>
    <style:style style:name="P9" style:parent-style-name="Normal" style:family="paragraph">
      <style:paragraph-properties fo:margin-bottom="0.0833in" fo:background-color="#FFFFFF"/>
      <style:text-properties style:font-name="inherit" style:font-name-asian="Times New Roman" fo:color="#333333" fo:font-size="14pt" style:font-size-asian="14pt" style:font-size-complex="14pt"/>
    </style:style>
    <style:style style:name="P10" style:parent-style-name="Normal" style:family="paragraph">
      <style:paragraph-properties fo:margin-bottom="0.0833in" fo:background-color="#FFFFFF"/>
      <style:text-properties style:font-name="inherit" style:font-name-asian="Times New Roman" fo:color="#333333" fo:font-size="14pt" style:font-size-asian="14pt" style:font-size-complex="14pt"/>
    </style:style>
    <style:style style:name="P11" style:parent-style-name="Normal" style:family="paragraph">
      <style:paragraph-properties fo:margin-bottom="0.0833in" fo:background-color="#FFFFFF"/>
      <style:text-properties style:font-name="inherit" style:font-name-asian="Times New Roman" fo:color="#333333" fo:font-size="14pt" style:font-size-asian="14pt" style:font-size-complex="14pt"/>
    </style:style>
    <style:style style:name="P12" style:parent-style-name="Normal" style:family="paragraph">
      <style:paragraph-properties fo:margin-bottom="0.0833in" fo:background-color="#FFFFFF"/>
    </style:style>
    <style:style style:name="T13" style:parent-style-name="DefaultParagraphFont" style:family="text">
      <style:text-properties style:font-name="Tahoma" fo:color="#333333" fo:background-color="#FFFFFF"/>
    </style:style>
    <style:style style:name="T14" style:parent-style-name="apple-converted-space" style:family="text">
      <style:text-properties style:font-name="Tahoma" fo:color="#333333" fo:background-color="#FFFFFF"/>
    </style:style>
    <style:style style:name="T15" style:parent-style-name="em" style:family="text">
      <style:text-properties style:font-name="Tahoma" fo:font-style="italic" style:font-style-asian="italic" style:font-style-complex="italic" fo:color="#333333" fo:background-color="#FFFFFF"/>
    </style:style>
    <style:style style:name="T16" style:parent-style-name="DefaultParagraphFont" style:family="text">
      <style:text-properties style:font-name="Tahoma" fo:color="#333333" fo:background-color="#FFFFFF"/>
    </style:style>
    <style:style style:name="P17" style:parent-style-name="Heading2" style:family="paragraph">
      <style:paragraph-properties style:vertical-align="baseline" fo:margin-top="0.1666in" fo:margin-bottom="0.0833in" style:line-height-at-least="0.2916in" fo:background-color="#FFFFFF"/>
      <style:text-properties style:font-name="Arial Black" style:font-name-complex="Tahoma" fo:font-weight="normal" style:font-weight-asian="normal" style:font-weight-complex="normal" fo:color="#333333"/>
    </style:style>
    <style:style style:name="P18" style:parent-style-name="para" style:family="paragraph">
      <style:paragraph-properties style:vertical-align="baseline" fo:margin-top="0in" fo:margin-bottom="0in" fo:background-color="#FFFFFF"/>
    </style:style>
    <style:style style:name="T19" style:parent-style-name="DefaultParagraphFont" style:family="text">
      <style:text-properties style:font-name="Arial Black" style:font-name-complex="Tahoma" fo:color="#333333" fo:font-size="10pt" style:font-size-asian="10pt" style:font-size-complex="10pt"/>
    </style:style>
    <style:style style:name="T20" style:parent-style-name="apple-converted-space" style:family="text">
      <style:text-properties style:font-name="Arial Black" style:font-name-complex="Tahoma" fo:color="#333333" fo:font-size="10pt" style:font-size-asian="10pt" style:font-size-complex="10pt"/>
    </style:style>
    <style:style style:name="T21" style:parent-style-name="app" style:family="text">
      <style:text-properties style:font-name="Arial Black" style:font-name-complex="Tahoma" fo:font-style="italic" style:font-style-asian="italic" style:font-style-complex="italic" fo:color="#333333" fo:font-size="10pt" style:font-size-asian="10pt" style:font-size-complex="10pt"/>
    </style:style>
    <style:style style:name="T22" style:parent-style-name="apple-converted-space" style:family="text">
      <style:text-properties style:font-name="Arial Black" style:font-name-complex="Tahoma" fo:color="#333333" fo:font-size="10pt" style:font-size-asian="10pt" style:font-size-complex="10pt"/>
    </style:style>
    <style:style style:name="T23" style:parent-style-name="DefaultParagraphFont" style:family="text">
      <style:text-properties style:font-name="Arial Black" style:font-name-complex="Tahoma" fo:color="#333333" fo:font-size="10pt" style:font-size-asian="10pt" style:font-size-complex="10pt"/>
    </style:style>
    <style:style style:name="T24" style:parent-style-name="apple-converted-space" style:family="text">
      <style:text-properties style:font-name="Arial Black" style:font-name-complex="Tahoma" fo:color="#333333" fo:font-size="10pt" style:font-size-asian="10pt" style:font-size-complex="10pt"/>
    </style:style>
    <style:style style:name="T25" style:parent-style-name="em" style:family="text">
      <style:text-properties style:font-name="Arial Black" style:font-name-complex="Tahoma" fo:font-style="italic" style:font-style-asian="italic" style:font-style-complex="italic" fo:color="#333333" fo:font-size="10pt" style:font-size-asian="10pt" style:font-size-complex="10pt"/>
    </style:style>
    <style:style style:name="T26" style:parent-style-name="apple-converted-space" style:family="text">
      <style:text-properties style:font-name="Arial Black" style:font-name-complex="Tahoma" fo:color="#333333" fo:font-size="10pt" style:font-size-asian="10pt" style:font-size-complex="10pt"/>
    </style:style>
    <style:style style:name="T27" style:parent-style-name="DefaultParagraphFont" style:family="text">
      <style:text-properties style:font-name="Arial Black" style:font-name-complex="Tahoma" fo:color="#333333" fo:font-size="10pt" style:font-size-asian="10pt" style:font-size-complex="10pt"/>
    </style:style>
    <style:style style:name="T28" style:parent-style-name="apple-converted-space" style:family="text">
      <style:text-properties style:font-name="Arial Black" style:font-name-complex="Tahoma" fo:color="#333333" fo:font-size="10pt" style:font-size-asian="10pt" style:font-size-complex="10pt"/>
    </style:style>
    <style:style style:name="T29" style:parent-style-name="file" style:family="text">
      <style:text-properties style:font-name="Arial Black" style:font-name-complex="Courier New" fo:color="#333333" fo:font-size="10pt" style:font-size-asian="10pt" style:font-size-complex="10pt"/>
    </style:style>
    <style:style style:name="T30" style:parent-style-name="apple-converted-space" style:family="text">
      <style:text-properties style:font-name="Arial Black" style:font-name-complex="Tahoma" fo:color="#333333" fo:font-size="10pt" style:font-size-asian="10pt" style:font-size-complex="10pt"/>
    </style:style>
    <style:style style:name="T31" style:parent-style-name="DefaultParagraphFont" style:family="text">
      <style:text-properties style:font-name="Arial Black" style:font-name-complex="Tahoma" fo:color="#333333" fo:font-size="10pt" style:font-size-asian="10pt" style:font-size-complex="10pt"/>
    </style:style>
    <style:style style:name="P32" style:parent-style-name="HTMLPreformatted" style:family="paragraph">
      <style:paragraph-properties fo:border="0.0104in dashed #C1B496" fo:padding="0in" style:shadow="none" style:vertical-align="baseline" fo:margin-bottom="0.0833in" style:line-height-at-least="0.1666in" fo:background-color="#F3F3F3"/>
      <style:text-properties style:font-name="Arial Black" fo:color="#333333"/>
    </style:style>
    <style:style style:name="P33" style:parent-style-name="Normal" style:family="paragraph">
      <style:paragraph-properties fo:margin-bottom="0.0833in" fo:background-color="#FFFFFF"/>
      <style:text-properties style:font-name="inherit" style:font-name-asian="Times New Roman" fo:color="#333333"/>
    </style:style>
    <style:style style:name="P34" style:parent-style-name="HTMLPreformatted" style:family="paragraph">
      <style:paragraph-properties fo:border="0.0104in dashed #C1B496" fo:padding="0in" style:shadow="none" style:vertical-align="baseline" style:line-height-at-least="0.1666in" fo:background-color="#F3F3F3"/>
    </style:style>
    <style:style style:name="T35" style:parent-style-name="cmd" style:family="text">
      <style:text-properties fo:color="#333333" fo:background-color="#F2F2F2"/>
    </style:style>
    <style:style style:name="P36" style:parent-style-name="HTMLPreformatted" style:family="paragraph">
      <style:paragraph-properties fo:border="0.0104in dashed #C1B496" fo:padding="0in" style:shadow="none" style:vertical-align="baseline" style:line-height-at-least="0.1666in" fo:background-color="#F3F3F3"/>
    </style:style>
    <style:style style:name="P37" style:parent-style-name="para" style:family="paragraph">
      <style:paragraph-properties style:vertical-align="baseline" fo:margin-top="0in" fo:margin-bottom="0in" fo:background-color="#FFFFFF"/>
      <style:text-properties style:font-name="inherit" style:font-name-complex="Tahoma" fo:color="#333333" fo:font-size="10pt" style:font-size-asian="10pt" style:font-size-complex="10pt"/>
    </style:style>
    <style:style style:name="P38" style:parent-style-name="para" style:family="paragraph">
      <style:paragraph-properties style:vertical-align="baseline" fo:margin-top="0in" fo:margin-bottom="0in" fo:background-color="#FFFFFF"/>
      <style:text-properties style:font-name="inherit" style:font-name-complex="Tahoma" fo:color="#333333" fo:font-size="10pt" style:font-size-asian="10pt" style:font-size-complex="10pt"/>
    </style:style>
    <style:style style:name="P39" style:parent-style-name="para" style:family="paragraph">
      <style:paragraph-properties style:vertical-align="baseline" fo:margin-top="0in" fo:margin-bottom="0in" fo:background-color="#FFFFFF"/>
      <style:text-properties style:font-name="inherit" style:font-name-complex="Tahoma" fo:color="#333333" fo:font-size="10pt" style:font-size-asian="10pt" style:font-size-complex="10pt"/>
    </style:style>
    <style:style style:name="P40" style:parent-style-name="para" style:family="paragraph">
      <style:paragraph-properties style:vertical-align="baseline" fo:margin-top="0in" fo:margin-bottom="0in" fo:background-color="#FFFFFF"/>
      <style:text-properties style:font-name="inherit" style:font-name-complex="Tahoma" fo:color="#333333" fo:font-size="10pt" style:font-size-asian="10pt" style:font-size-complex="10pt"/>
    </style:style>
    <style:style style:name="P41" style:parent-style-name="HTMLPreformatted" style:family="paragraph">
      <style:paragraph-properties fo:border="0.0104in dashed #C1B496" fo:padding="0in" style:shadow="none" style:vertical-align="baseline" style:line-height-at-least="0.1666in" fo:background-color="#F3F3F3"/>
    </style:style>
    <style:style style:name="T42" style:parent-style-name="DefaultParagraphFont" style:family="text">
      <style:text-properties style:font-name="inherit" style:font-name-complex="Tahoma" fo:font-weight="bold" style:font-weight-asian="bold" style:font-weight-complex="bold" fo:color="#333333" fo:font-size="12pt" style:font-size-asian="12pt" style:font-size-complex="12pt"/>
    </style:style>
    <style:style style:name="P43" style:parent-style-name="para" style:family="paragraph">
      <style:paragraph-properties style:vertical-align="baseline" fo:margin-top="0in" fo:margin-bottom="0in" fo:background-color="#FFFFFF"/>
      <style:text-properties style:font-name="inherit" style:font-name-complex="Tahoma" fo:color="#333333"/>
    </style:style>
    <style:style style:name="P44" style:parent-style-name="para" style:family="paragraph">
      <style:paragraph-properties style:vertical-align="baseline" fo:margin-top="0in" fo:margin-bottom="0in" fo:background-color="#FFFFFF"/>
    </style:style>
    <style:style style:name="T45" style:parent-style-name="DefaultParagraphFont" style:family="text">
      <style:text-properties style:font-name="inherit" style:font-name-complex="Tahoma" fo:color="#333333"/>
    </style:style>
    <style:style style:name="T46" style:parent-style-name="apple-converted-space" style:family="text">
      <style:text-properties style:font-name="inherit" style:font-name-complex="Tahoma" fo:color="#333333"/>
    </style:style>
    <style:style style:name="T47" style:parent-style-name="app" style:family="text">
      <style:text-properties style:font-name="inherit" style:font-name-complex="Tahoma" fo:font-style="italic" style:font-style-asian="italic" style:font-style-complex="italic" fo:color="#333333"/>
    </style:style>
    <style:style style:name="T48" style:parent-style-name="apple-converted-space" style:family="text">
      <style:text-properties style:font-name="inherit" style:font-name-complex="Tahoma" fo:color="#333333"/>
    </style:style>
    <style:style style:name="T49" style:parent-style-name="DefaultParagraphFont" style:family="text">
      <style:text-properties style:font-name="inherit" style:font-name-complex="Tahoma" fo:color="#333333"/>
    </style:style>
    <style:style style:name="T50" style:parent-style-name="DefaultParagraphFont" style:family="text">
      <style:text-properties style:font-name="inherit" style:font-name-complex="Tahoma" fo:color="#333333"/>
    </style:style>
    <style:style style:name="T51" style:parent-style-name="file" style:family="text">
      <style:text-properties style:font-name="Courier New" style:font-name-complex="Courier New" fo:color="#333333"/>
    </style:style>
    <style:style style:name="T52" style:parent-style-name="DefaultParagraphFont" style:family="text">
      <style:text-properties style:font-name="inherit" style:font-name-complex="Tahoma" fo:color="#333333"/>
    </style:style>
    <style:style style:name="P53" style:parent-style-name="HTMLPreformatted" style:family="paragraph">
      <style:paragraph-properties fo:border="0.0104in dashed #C1B496" fo:padding="0in" style:shadow="none" style:vertical-align="baseline" fo:margin-bottom="0.0833in" style:line-height-at-least="0.1666in" fo:background-color="#F3F3F3"/>
      <style:text-properties style:font-name="Courier" fo:color="#333333" fo:font-size="12pt" style:font-size-asian="12pt" style:font-size-complex="12pt"/>
    </style:style>
    <style:style style:name="P54" style:parent-style-name="para" style:family="paragraph">
      <style:paragraph-properties style:vertical-align="baseline" fo:margin-top="0in" fo:margin-bottom="0in" fo:background-color="#FFFFFF"/>
    </style:style>
    <style:style style:name="T55" style:parent-style-name="DefaultParagraphFont" style:family="text">
      <style:text-properties style:font-name="inherit" style:font-name-complex="Tahoma" fo:color="#333333"/>
    </style:style>
    <style:style style:name="T56" style:parent-style-name="apple-converted-space" style:family="text">
      <style:text-properties style:font-name="inherit" style:font-name-complex="Tahoma" fo:color="#333333"/>
    </style:style>
    <style:style style:name="T57" style:parent-style-name="app" style:family="text">
      <style:text-properties style:font-name="inherit" style:font-name-complex="Tahoma" fo:font-style="italic" style:font-style-asian="italic" style:font-style-complex="italic" fo:color="#333333"/>
    </style:style>
    <style:style style:name="T58" style:parent-style-name="DefaultParagraphFont" style:family="text">
      <style:text-properties style:font-name="inherit" style:font-name-complex="Tahoma" fo:color="#333333"/>
    </style:style>
    <style:style style:name="P59" style:parent-style-name="HTMLPreformatted" style:family="paragraph">
      <style:paragraph-properties fo:border="0.0104in dashed #C1B496" fo:padding="0in" style:shadow="none" style:vertical-align="baseline" style:line-height-at-least="0.1666in" fo:background-color="#F3F3F3"/>
    </style:style>
    <style:style style:name="T60" style:parent-style-name="cmd" style:family="text">
      <style:text-properties fo:color="#333333" fo:font-size="12pt" style:font-size-asian="12pt" style:font-size-complex="12pt" fo:background-color="#F2F2F2"/>
    </style:style>
    <style:style style:name="P61" style:parent-style-name="para" style:family="paragraph">
      <style:paragraph-properties style:vertical-align="baseline" fo:margin-top="0in" fo:margin-bottom="0in" fo:background-color="#FFFFFF"/>
    </style:style>
    <style:style style:name="T62" style:parent-style-name="DefaultParagraphFont" style:family="text">
      <style:text-properties style:font-name="inherit" style:font-name-complex="Tahoma" fo:color="#333333"/>
    </style:style>
    <style:style style:name="T63" style:parent-style-name="apple-converted-space" style:family="text">
      <style:text-properties style:font-name="inherit" style:font-name-complex="Tahoma" fo:color="#333333"/>
    </style:style>
    <style:style style:name="T64" style:parent-style-name="em" style:family="text">
      <style:text-properties style:font-name="inherit" style:font-name-complex="Tahoma" fo:font-style="italic" style:font-style-asian="italic" style:font-style-complex="italic" fo:color="#333333"/>
    </style:style>
    <style:style style:name="T65" style:parent-style-name="apple-converted-space" style:family="text">
      <style:text-properties style:font-name="inherit" style:font-name-complex="Tahoma" fo:color="#333333"/>
    </style:style>
    <style:style style:name="T66" style:parent-style-name="DefaultParagraphFont" style:family="text">
      <style:text-properties style:font-name="inherit" style:font-name-complex="Tahoma" fo:color="#333333"/>
    </style:style>
    <style:style style:name="T67" style:parent-style-name="DefaultParagraphFont" style:family="text">
      <style:text-properties style:font-name="inherit" style:font-name-complex="Tahoma" fo:color="#333333"/>
    </style:style>
    <style:style style:name="T68" style:parent-style-name="DefaultParagraphFont" style:family="text">
      <style:text-properties style:font-name="inherit" style:font-name-complex="Tahoma" fo:color="#333333"/>
    </style:style>
    <style:style style:name="T69" style:parent-style-name="DefaultParagraphFont" style:family="text">
      <style:text-properties style:font-name="inherit" style:font-name-complex="Tahoma" fo:color="#333333"/>
    </style:style>
    <style:style style:name="P70" style:parent-style-name="para" style:family="paragraph">
      <style:paragraph-properties style:vertical-align="baseline" fo:margin-top="0in" fo:margin-bottom="0in" fo:background-color="#FFFFFF"/>
    </style:style>
    <style:style style:name="T71" style:parent-style-name="DefaultParagraphFont" style:family="text">
      <style:text-properties style:font-name="inherit" style:font-name-complex="Tahoma" fo:color="#333333"/>
    </style:style>
    <style:style style:name="T72" style:parent-style-name="apple-converted-space" style:family="text">
      <style:text-properties style:font-name="inherit" style:font-name-complex="Tahoma" fo:color="#333333"/>
    </style:style>
    <style:style style:name="T73" style:parent-style-name="app" style:family="text">
      <style:text-properties style:font-name="inherit" style:font-name-complex="Tahoma" fo:font-style="italic" style:font-style-asian="italic" style:font-style-complex="italic" fo:color="#333333"/>
    </style:style>
    <style:style style:name="T74" style:parent-style-name="DefaultParagraphFont" style:family="text">
      <style:text-properties style:font-name="inherit" style:font-name-complex="Tahoma" fo:color="#333333"/>
    </style:style>
    <style:style style:name="P75" style:parent-style-name="HTMLPreformatted" style:family="paragraph">
      <style:paragraph-properties fo:border="0.0104in dashed #C1B496" fo:padding="0in" style:shadow="none" style:vertical-align="baseline" fo:margin-bottom="0.0833in" style:line-height-at-least="0.1666in" fo:background-color="#F3F3F3"/>
      <style:text-properties style:font-name="Courier" fo:color="#333333" fo:font-size="12pt" style:font-size-asian="12pt" style:font-size-complex="12pt"/>
    </style:style>
    <style:style style:name="P76" style:parent-style-name="Normal" style:family="paragraph">
      <style:paragraph-properties fo:margin-bottom="0.0833in" fo:background-color="#FFFFFF"/>
      <style:text-properties style:font-name="inherit" style:font-name-asian="Times New Roman" fo:color="#333333"/>
    </style:style>
    <style:style style:name="P77" style:parent-style-name="Normal" style:family="paragraph">
      <style:paragraph-properties fo:margin-bottom="0.0833in" fo:background-color="#FFFFFF"/>
      <style:text-properties style:font-name="inherit" style:font-name-asian="Times New Roman" fo:color="#333333"/>
    </style:style>
    <style:style style:name="P78" style:parent-style-name="Normal" style:family="paragraph">
      <style:paragraph-properties fo:margin-bottom="0.0833in" fo:background-color="#FFFFFF"/>
      <style:text-properties style:font-name="inherit" style:font-name-asian="Times New Roman" fo:color="#333333"/>
    </style:style>
    <style:style style:name="P79" style:parent-style-name="Normal" style:family="paragraph">
      <style:paragraph-properties fo:margin-bottom="0.0833in" fo:background-color="#FFFFFF"/>
      <style:text-properties style:font-name="inherit" style:font-name-asian="Times New Roman" fo:color="#333333"/>
    </style:style>
    <style:style style:name="P80" style:parent-style-name="Normal" style:family="paragraph">
      <style:paragraph-properties fo:margin-bottom="0.0833in" fo:background-color="#FFFFFF"/>
      <style:text-properties style:font-name="inherit" style:font-name-asian="Times New Roman" fo:color="#333333"/>
    </style:style>
    <style:style style:name="P81" style:parent-style-name="Normal" style:family="paragraph">
      <style:paragraph-properties fo:margin-bottom="0.0833in" fo:background-color="#FFFFFF"/>
      <style:text-properties style:font-name="inherit" style:font-name-asian="Times New Roman" fo:color="#333333"/>
    </style:style>
    <style:style style:name="P82" style:parent-style-name="Normal" style:family="paragraph">
      <style:paragraph-properties fo:margin-bottom="0.0833in" fo:background-color="#FFFFFF"/>
      <style:text-properties style:font-name="inherit" style:font-name-asian="Times New Roman" fo:color="#333333" fo:font-size="16pt" style:font-size-asian="16pt" style:font-size-complex="16pt"/>
    </style:style>
    <style:style style:name="P83" style:parent-style-name="Normal" style:family="paragraph">
      <style:paragraph-properties fo:margin-bottom="0.0833in" fo:background-color="#FFFFFF"/>
      <style:text-properties style:font-name="inherit" style:font-name-asian="Times New Roman" fo:color="#333333" fo:font-size="16pt" style:font-size-asian="16pt" style:font-size-complex="16pt"/>
    </style:style>
    <style:style style:name="P84" style:parent-style-name="Normal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fo:color="#000000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</office:automatic-styles>
  <office:body>
    <office:text text:use-soft-page-breaks="true">
      <text:p text:style-name="P1">Chapter 15:-FTP Server (vsftp daemon)</text:p>
      <text:p text:style-name="P2"/>
      <text:p text:style-name="P3"/>
      <text:p text:style-name="P4"><text:s text:c="50"/>FTP server</text:p>
      <text:p text:style-name="P5">FTP Server</text:p>
      <text:p text:style-name="P6">File Transfer Protocol (FTP) is a TCP protocol for downloading files between<text:s/>computers.</text:p>
      <text:p text:style-name="P7">Main config file -/etc/vsftpd</text:p>
      <text:p text:style-name="P8">Port <text:s/>no –<text:s/></text:p>
      <text:p text:style-name="P9">1.port <text:s/>20 for data<text:s/></text:p>
      <text:p text:style-name="P10">2.port <text:s text:c="2"/>21 for command and control</text:p>
      <text:p text:style-name="P11"/>
      <text:p text:style-name="P12"><text:span text:style-name="T13">FTP works on a client/server model. The server component is called an</text:span><text:span text:style-name="T14"> </text:span><text:span text:style-name="T15">FTP daemon</text:span><text:span text:style-name="T16">.</text:span></text:p>
      <text:h text:style-name="P17" text:outline-level="2">Anonymous FTP Configuration</text:h>
      <text:p text:style-name="P18"><text:span text:style-name="T19">By default</text:span><text:span text:style-name="T20"> </text:span><text:span text:style-name="T21">vsftpd</text:span><text:span text:style-name="T22"> </text:span><text:span text:style-name="T23">is</text:span><text:span text:style-name="T24"> </text:span><text:span text:style-name="T25">not</text:span><text:span text:style-name="T26"> </text:span><text:span text:style-name="T27">configured to allow anonymous download. If you wish to enable anonymous download edit</text:span><text:span text:style-name="T28"> </text:span><text:span text:style-name="T29">/etc/vsftpd.conf</text:span><text:span text:style-name="T30"> </text:span><text:span text:style-name="T31">by changing:</text:span></text:p>
      <text:p text:style-name="P32">anonymous_enable=Yes</text:p>
      <text:p text:style-name="P33"/>
      <text:p text:style-name="P34"><text:span text:style-name="T35">sudo restart vsftpd</text:span></text:p>
      <text:p text:style-name="P36"/>
      <text:p text:style-name="P37"/>
      <text:p text:style-name="P38"/>
      <text:p text:style-name="P39"/>
      <text:p text:style-name="P40"/>
      <text:p text:style-name="P41"><text:span text:style-name="T42">2.User Authenticated FTP Configuration</text:span></text:p>
      <text:p text:style-name="P43"/>
      <text:p text:style-name="P44"><text:span text:style-name="T45">By default</text:span><text:span text:style-name="T46"> </text:span><text:span text:style-name="T47">vsftpd</text:span><text:span text:style-name="T48"> </text:span><text:span text:style-name="T49">is configured to authenticate<text:s/></text:span><text:span text:style-name="T50">system users and allow them to download files. If you want users to be able to upload files, edit</text:span><text:span text:style-name="T51">/etc/vsftpd.conf</text:span><text:span text:style-name="T52">:</text:span></text:p>
      <text:p text:style-name="P53">write_enable=YES</text:p>
      <text:p text:style-name="P54"><text:span text:style-name="T55">Now restart</text:span><text:span text:style-name="T56"> </text:span><text:span text:style-name="T57">vsftpd</text:span><text:span text:style-name="T58">:</text:span></text:p>
      <text:p text:style-name="P59"><text:span text:style-name="T60">sudo restart vsftpd</text:span></text:p>
      <text:p text:style-name="P61"><text:span text:style-name="T62">Now when system users login to FTP they will start in their</text:span><text:span text:style-name="T63"> </text:span><text:span text:style-name="T64">home</text:span><text:span text:style-name="T65"> </text:span><text:span text:style-name="T66">directories where<text:s/></text:span><text:span text:style-name="T67">they can dow</text:span><text:span text:style-name="T68">n</text:span><text:span text:style-name="T69">load, upload, create directories, etc.</text:span></text:p>
      <text:p text:style-name="P70"><text:span text:style-name="T71">Similarly, by default, anonymous users are not allowed to upload files to FTP server. To change this setting, you should uncomment the following line, and restart</text:span><text:span text:style-name="T72"> </text:span><text:span text:style-name="T73">vsftpd</text:span><text:span text:style-name="T74">:</text:span></text:p>
      <text:p text:style-name="P75">anon_upload_enable=YES</text:p>
      <text:p text:style-name="P76">1.ftp <text:s text:c="4"/>ipaddress</text:p>
      <text:p text:style-name="P77"/>
      <text:p text:style-name="P78">2.For allowing only user home directory<text:s/></text:p>
      <text:p text:style-name="P79">a.open /etc/vsftpd.conf</text:p>
      <text:p text:style-name="P80">enable chroot</text:p>
      <text:soft-page-break/>
      <text:p text:style-name="P81">and write below to the ch root</text:p>
      <text:p text:style-name="P82">allow_writeable_chroot=yes</text:p>
      <text:p text:style-name="P83"/>
      <text:p text:style-name="P8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/>
    <style:font-face style:name="Arial Black" svg:font-family="Arial Black" style:font-family-generic="swiss" style:font-pitch="variable" svg:panose-1="2 11 10 4 2 1 2 2 2 4"/>
    <style:font-face style:name="Courier" svg:font-family="Courier" style:font-family-generic="modern" style:font-pitch="fixed" svg:panose-1="2 7 4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fo:language="en" fo:country="US" style:language-asian="en" style:country-asian="US" style:language-complex="ar" style:country-complex="SA"/>
    </style:style>
    <style:style style:name="para" style:display-name="para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apple-converted-space" style:display-name="apple-converted-space" style:family="text" style:parent-style-name="DefaultParagraphFont"/>
    <style:style style:name="em" style:display-name="em" style:family="text" style:parent-style-name="DefaultParagraphFont"/>
    <style:style style:name="app" style:display-name="app" style:family="text" style:parent-style-name="DefaultParagraphFont"/>
    <style:style style:name="file" style:display-name="file" style:family="text" style:parent-style-name="DefaultParagraphFont"/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cmd" style:display-name="cmd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levitha</dc:creator>
    <meta:creation-date>2009-04-16T11:32:00Z</meta:creation-date>
    <dc:date>2017-12-12T10:39:00Z</dc:date>
    <meta:template xlink:href="Normal" xlink:type="simple"/>
    <meta:editing-cycles>4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201" meta:character-count="1346" meta:row-count="9" meta:non-whitespace-character-count="1147"/>
  </office:meta>
</office:document-meta>
</file>